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Принцип работы онлайн-магазина кроссовок по модели «как есть»</text:p>
      <text:p text:style-name="Standard"/>
      <text:p text:style-name="Standard">Алгоритм работы:</text:p>
      <text:p text:style-name="Standard"/>
      <text:p text:style-name="Standard"><text:s/>Этап 1. Выбор кроссовок</text:p>
      <text:p text:style-name="Standard">Клиент приходит лично в физический магазин или пункт выдачи, чтобы выбрать подходящую пару кроссовок. Консультанты помогают клиенту подобрать оптимальный вариант, учитывая его потребности и предпочтения (размер, стиль, назначение, ценовой сегмент):</text:p>
      <text:p text:style-name="Standard">- Клиент пробует кроссовки, примерив их на себя.</text:p>
      <text:p text:style-name="Standard">- Консультант демонстрирует имеющиеся образцы, объясняет преимущества каждой модели.</text:p>
      <text:p text:style-name="Standard">- Клиент самостоятельно принимает решение о выборе подходящей пары.</text:p>
      <text:p text:style-name="Standard"/>
      <text:p text:style-name="Standard">Этап 2. Оформление покупки</text:p>
      <text:p text:style-name="Standard">После выбора подходящей пары клиент направляется к кассиру для оформления сделки:</text:p>
      <text:p text:style-name="Standard">- Кассир фиксирует паспортные данные клиента либо запрашивает минимальный набор сведений (ФИО, номер телефона, email).</text:p>
      <text:p text:style-name="Standard">- Клиент подтверждает выбранную пару, размер и стоимость покупки.</text:p>
      <text:p text:style-name="Standard">- Кассир распечатывает стандартный бланк договора купли-продажи, клиент расписывается в документе.</text:p>
      <text:p text:style-name="Standard"/>
      <text:p text:style-name="Standard">Этап 3. Оплата</text:p>
      <text:p text:style-name="Standard">Оплата производится непосредственно в точке продажи:</text:p>
      <text:p text:style-name="Standard">- Возможна наличная форма оплаты.</text:p>
      <text:p text:style-name="Standard">- Возможна безналичная оплата банковскими картами через POS-терминал.</text:p>
      <text:p text:style-name="Standard">- Оплачиваются любые сопутствующие услуги (упаковка подарка, дополнительная пара шнурков и т.д.).</text:p>
      <text:p text:style-name="Standard"/>
      <text:p text:style-name="Standard">Этап 4. Подтверждение покупки</text:p>
      <text:p text:style-name="Standard">После внесения оплаты кассир выдает покупателю чек и квитанцию, подтверждающие приобретение товара:</text:p>
      <text:p text:style-name="Standard">- Бухгалтер ставит печать и личную подпись на документах, подтверждающих сделку.</text:p>
      <text:p text:style-name="Standard">- Выдается гарантия производителя (если предусмотрена моделью кроссовок).</text:p>
      <text:p text:style-name="Standard">- Клиент получает пакет с покупкой и всю необходимую документацию.</text:p>
      <text:p text:style-name="Standard"/>
      <text:p text:style-name="Standard">---</text:p>
      <text:p text:style-name="Standard"/>
      <text:p text:style-name="Standard"><text:s/>Особенности подхода «как есть» для магазина кроссовок:</text:p>
      <text:p text:style-name="Standard"/>
      <text:p text:style-name="Standard">- Вся коммуникация проходит оффлайн, в живом взаимодействии продавца и покупателя.</text:p>
      <text:p text:style-name="Standard">- Решение принимается клиентом после непосредственного осмотра и примерки товара.</text:p>
      <text:p text:style-name="Standard">- Документальное оформление сделки происходит вручную, с участием менеджера или кассира.</text:p>
      <text:p text:style-name="Standard">- Оплата осуществляется непосредственно в торговой точке, исключая дистанционную оплату.</text:p>
      <text:p text:style-name="Standard">- Гарантия подлинности и качества обеспечивается физическим присутствием товара и консультанта.</text:p>
      <text:p text:style-name="Standard"/>
      <text:p text:style-name="Standard">Такой подход идеально подходит для клиентов, предпочитающих личное общение, визуальный осмотр и тактильный опыт выбора товар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26-02-03T15:07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29" meta:character-count="2201" meta:row-count="15" meta:non-whitespace-character-count="1876"/>
  </office:meta>
</office:document-meta>
</file>